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Dashed_20__28_var_29_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" draw:marker-start="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" draw:marker-start="Arrow"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" draw:marker-start="Arrow" draw:marker-end="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895cm" fo:min-width="0cm"/>
    </style:style>
    <style:style style:name="gr9" style:family="graphic" style:parent-style-name="standard">
      <style:graphic-properties draw:stroke="dash" draw:stroke-dash="Fine_20_Dashed" svg:stroke-color="#000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905cm" svg:x="1.905cm" svg:y="2.54cm">
          <text:p text:style-name="P1"><text:span text:style-name="T1">Client</text:span></text:p>
          <text:p text:style-name="P1"><text:span text:style-name="T1">Browser</text:span></text:p>
        </draw:rect>
        <draw:rect draw:style-name="gr1" draw:text-style-name="P2" draw:layer="layout" svg:width="3.175cm" svg:height="1.905cm" svg:x="6.506cm" svg:y="2.541cm">
          <text:p text:style-name="P1"><text:span text:style-name="T1">File Upload</text:span></text:p>
          <text:p text:style-name="P1"><text:span text:style-name="T1">Action</text:span></text:p>
        </draw:rect>
        <draw:rect draw:style-name="gr1" draw:text-style-name="P2" draw:layer="layout" svg:width="3.175cm" svg:height="1.905cm" svg:x="11.106cm" svg:y="2.541cm">
          <text:p text:style-name="P1"><text:span text:style-name="T1">File Upload</text:span></text:p>
          <text:p text:style-name="P1"><text:span text:style-name="T1">Class(es)</text:span></text:p>
        </draw:rect>
        <draw:rect draw:style-name="gr1" draw:text-style-name="P2" draw:layer="layout" svg:width="3.175cm" svg:height="1.905cm" svg:x="15.875cm" svg:y="2.54cm">
          <text:p text:style-name="P1"><text:span text:style-name="T1">File</text:span></text:p>
          <text:p text:style-name="P1"><text:span text:style-name="T1">System</text:span></text:p>
        </draw:rect>
        <draw:line draw:style-name="gr2" draw:text-style-name="P3" draw:layer="layout" svg:x1="3.375cm" svg:y1="4.445cm" svg:x2="3.392cm" svg:y2="19.494cm">
          <text:p text:style-name="P4"/>
        </draw:line>
        <draw:line draw:style-name="gr2" draw:text-style-name="P3" draw:layer="layout" svg:x1="8.175cm" svg:y1="4.445cm" svg:x2="8.186cm" svg:y2="19.652cm">
          <text:p text:style-name="P4"/>
        </draw:line>
        <draw:line draw:style-name="gr2" draw:text-style-name="P3" draw:layer="layout" svg:x1="12.675cm" svg:y1="4.445cm" svg:x2="12.663cm" svg:y2="19.584cm">
          <text:p text:style-name="P4"/>
        </draw:line>
        <draw:line draw:style-name="gr2" draw:text-style-name="P3" draw:layer="layout" svg:x1="17.475cm" svg:y1="4.445cm" svg:x2="17.48cm" svg:y2="19.72cm">
          <text:p text:style-name="P4"/>
        </draw:line>
        <draw:frame draw:style-name="gr3" draw:layer="layout" svg:width="9.299cm" svg:height="0.963cm" svg:x="8.417cm" svg:y="0.897cm">
          <draw:text-box>
            <text:p text:style-name="P4">File Upload Sequence Diagram</text:p>
          </draw:text-box>
        </draw:frame>
        <draw:line draw:style-name="gr4" draw:text-style-name="P3" draw:layer="layout" svg:x1="3.41cm" svg:y1="5.715cm" svg:x2="8.155cm" svg:y2="5.715cm">
          <text:p text:style-name="P4"/>
        </draw:line>
        <draw:frame draw:style-name="gr3" draw:text-style-name="P5" draw:layer="layout" svg:width="3.808cm" svg:height="1.199cm" svg:x="3.725cm" svg:y="4.535cm">
          <draw:text-box>
            <text:p text:style-name="P1"><text:span text:style-name="T2">Form Submission</text:span></text:p>
            <text:p text:style-name="P1"><text:span text:style-name="T2">through Ajax</text:span></text:p>
          </draw:text-box>
        </draw:frame>
        <draw:line draw:style-name="gr5" draw:text-style-name="P3" draw:layer="layout" svg:x1="8.255cm" svg:y1="5.715cm" svg:x2="12.618cm" svg:y2="5.721cm">
          <text:p text:style-name="P4"/>
        </draw:line>
        <draw:frame draw:style-name="gr3" draw:text-style-name="P5" draw:layer="layout" svg:width="3.427cm" svg:height="1.199cm" svg:x="8.552cm" svg:y="4.581cm">
          <draw:text-box>
            <text:p text:style-name="P1"><text:span text:style-name="T2">Action forwards</text:span></text:p>
            <text:p text:style-name="P1"><text:span text:style-name="T2">request</text:span></text:p>
          </draw:text-box>
        </draw:frame>
        <draw:frame draw:style-name="gr3" draw:text-style-name="P5" draw:layer="layout" svg:width="4.003cm" svg:height="2.147cm" svg:x="13.138cm" svg:y="5.012cm">
          <draw:text-box>
            <text:p text:style-name="P1"><text:span text:style-name="T2">Apache Commons</text:span></text:p>
            <text:p text:style-name="P1"><text:span text:style-name="T2">File Upload lib</text:span></text:p>
            <text:p text:style-name="P1"><text:span text:style-name="T2">digests data and</text:span></text:p>
            <text:p text:style-name="P1"><text:span text:style-name="T2">stores uploads</text:span></text:p>
          </draw:text-box>
        </draw:frame>
        <draw:line draw:style-name="gr4" draw:text-style-name="P3" draw:layer="layout" svg:x1="12.686cm" svg:y1="7.281cm" svg:x2="17.476cm" svg:y2="7.291cm">
          <text:p text:style-name="P4"/>
        </draw:line>
        <draw:line draw:style-name="gr4" draw:text-style-name="P3" draw:layer="layout" svg:x1="12.591cm" svg:y1="9.05cm" svg:x2="8.254cm" svg:y2="9.057cm">
          <text:p text:style-name="P4"/>
        </draw:line>
        <draw:frame draw:style-name="gr3" draw:text-style-name="P5" draw:layer="layout" svg:width="4.731cm" svg:height="1.673cm" svg:x="8.169cm" svg:y="7.342cm">
          <draw:text-box>
            <text:p text:style-name="P1"><text:span text:style-name="T2">Hash Table containing</text:span></text:p>
            <text:p text:style-name="P1"><text:span text:style-name="T2">all uploaded data and</text:span></text:p>
            <text:p text:style-name="P1"><text:span text:style-name="T2">path to uploaded files</text:span></text:p>
          </draw:text-box>
        </draw:frame>
        <draw:line draw:style-name="gr6" draw:text-style-name="P3" draw:layer="layout" svg:x1="8.254cm" svg:y1="10.651cm" svg:x2="22.546cm" svg:y2="10.651cm">
          <text:p text:style-name="P4"/>
        </draw:line>
        <draw:frame draw:style-name="gr3" draw:text-style-name="P5" draw:layer="layout" svg:width="4.617cm" svg:height="1.199cm" svg:x="8.114cm" svg:y="9.544cm">
          <draw:text-box>
            <text:p text:style-name="P1"><text:span text:style-name="T2">Entities are populated</text:span></text:p>
            <text:p text:style-name="P1"><text:span text:style-name="T2">and persisted</text:span></text:p>
          </draw:text-box>
        </draw:frame>
        <draw:frame draw:style-name="gr3" draw:text-style-name="P5" draw:layer="layout" svg:width="3.575cm" svg:height="1.199cm" svg:x="4.005cm" svg:y="9.825cm">
          <draw:text-box>
            <text:p text:style-name="P1"><text:span text:style-name="T2">Ajax callback </text:span></text:p>
            <text:p text:style-name="P1"><text:span text:style-name="T2">function invoked</text:span></text:p>
          </draw:text-box>
        </draw:frame>
        <draw:line draw:style-name="gr4" draw:text-style-name="P3" draw:layer="layout" svg:x1="8.186cm" svg:y1="10.963cm" svg:x2="3.392cm" svg:y2="10.963cm">
          <text:p text:style-name="P4"/>
        </draw:line>
        <draw:frame draw:style-name="gr3" draw:text-style-name="P5" draw:layer="layout" svg:width="5.023cm" svg:height="1.673cm" svg:x="3.284cm" svg:y="11.177cm">
          <draw:text-box>
            <text:p text:style-name="P1"><text:span text:style-name="T2">Callback function</text:span></text:p>
            <text:p text:style-name="P1"><text:span text:style-name="T2">requests final status</text:span></text:p>
            <text:p text:style-name="P1"><text:span text:style-name="T2">through Ajax (Dojo Bug)</text:span></text:p>
          </draw:text-box>
        </draw:frame>
        <draw:line draw:style-name="gr7" draw:text-style-name="P3" draw:layer="layout" svg:x1="8.163cm" svg:y1="12.997cm" svg:x2="3.369cm" svg:y2="12.997cm">
          <text:p text:style-name="P4"/>
        </draw:line>
        <draw:line draw:style-name="gr5" draw:text-style-name="P3" draw:layer="layout" svg:x1="8.257cm" svg:y1="12.994cm" svg:x2="12.758cm" svg:y2="12.995cm">
          <text:p text:style-name="P4"/>
        </draw:line>
        <draw:frame draw:style-name="gr3" draw:text-style-name="P5" draw:layer="layout" svg:width="3.427cm" svg:height="1.199cm" svg:x="8.583cm" svg:y="11.683cm">
          <draw:text-box>
            <text:p text:style-name="P1"><text:span text:style-name="T2">Action forwards</text:span></text:p>
            <text:p text:style-name="P1"><text:span text:style-name="T2">request</text:span></text:p>
          </draw:text-box>
        </draw:frame>
        <draw:frame draw:style-name="gr3" draw:text-style-name="P5" draw:layer="layout" svg:width="4.376cm" svg:height="0.725cm" svg:x="3.685cm" svg:y="13.199cm">
          <draw:text-box>
            <text:p text:style-name="P1"><text:span text:style-name="T2">Final status returned</text:span></text:p>
          </draw:text-box>
        </draw:frame>
        <draw:line draw:style-name="gr7" draw:text-style-name="P3" draw:layer="layout" svg:x1="3.468cm" svg:y1="14.046cm" svg:x2="12.751cm" svg:y2="14.046cm">
          <text:p text:style-name="P4"/>
        </draw:line>
        <draw:rect draw:style-name="gr1" draw:text-style-name="P2" draw:layer="layout" svg:width="3.175cm" svg:height="1.905cm" svg:x="20.776cm" svg:y="2.541cm">
          <text:p text:style-name="P1"><text:span text:style-name="T1">Model</text:span></text:p>
          <text:p text:style-name="P1"><text:span text:style-name="T1">Facade</text:span></text:p>
        </draw:rect>
        <draw:line draw:style-name="gr2" draw:text-style-name="P3" draw:layer="layout" svg:x1="22.576cm" svg:y1="4.446cm" svg:x2="22.581cm" svg:y2="19.721cm">
          <text:p text:style-name="P4"/>
        </draw:line>
        <draw:line draw:style-name="gr7" draw:text-style-name="P3" draw:layer="layout" svg:x1="8.164cm" svg:y1="17.498cm" svg:x2="3.37cm" svg:y2="17.498cm">
          <text:p text:style-name="P4"/>
        </draw:line>
        <draw:line draw:style-name="gr5" draw:text-style-name="P3" draw:layer="layout" svg:x1="8.258cm" svg:y1="17.495cm" svg:x2="12.759cm" svg:y2="17.496cm">
          <text:p text:style-name="P4"/>
        </draw:line>
        <draw:frame draw:style-name="gr3" draw:text-style-name="P5" draw:layer="layout" svg:width="3.427cm" svg:height="1.199cm" svg:x="8.684cm" svg:y="16.284cm">
          <draw:text-box>
            <text:p text:style-name="P1"><text:span text:style-name="T2">Action forwards</text:span></text:p>
            <text:p text:style-name="P1"><text:span text:style-name="T2">request</text:span></text:p>
          </draw:text-box>
        </draw:frame>
        <draw:frame draw:style-name="gr3" draw:text-style-name="P5" draw:layer="layout" svg:width="5.176cm" svg:height="1.673cm" svg:x="3.308cm" svg:y="17.766cm">
          <draw:text-box>
            <text:p text:style-name="P1"><text:span text:style-name="T2">Ongoing status returned.</text:span></text:p>
            <text:p text:style-name="P1"><text:span text:style-name="T2">Another timed status </text:span></text:p>
            <text:p text:style-name="P1"><text:span text:style-name="T2">request <text:s/>is queued</text:span></text:p>
          </draw:text-box>
        </draw:frame>
        <draw:line draw:style-name="gr7" draw:text-style-name="P3" draw:layer="layout" svg:x1="3.469cm" svg:y1="19.447cm" svg:x2="12.752cm" svg:y2="19.447cm">
          <text:p text:style-name="P4"/>
        </draw:line>
        <draw:frame draw:style-name="gr8" draw:text-style-name="P6" draw:layer="layout" svg:width="5.036cm" svg:height="2.147cm" svg:x="3.239cm" svg:y="15.507cm">
          <draw:text-box>
            <text:p text:style-name="P1"><text:span text:style-name="T2">If there is a progressBar</text:span></text:p>
            <text:p text:style-name="P1"><text:span text:style-name="T2">A second Ajax request</text:span></text:p>
            <text:p text:style-name="P1"><text:span text:style-name="T2">polls for ongoing</text:span></text:p>
            <text:p text:style-name="P1"><text:span text:style-name="T2">status</text:span></text:p>
          </draw:text-box>
        </draw:frame>
        <draw:line draw:style-name="gr9" draw:text-style-name="P3" draw:layer="layout" svg:x1="1.289cm" svg:y1="14.964cm" svg:x2="26.548cm" svg:y2="14.964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7-03-14T13:53:29</meta:creation-date>
    <dc:date>2007-03-20T08:48:51</dc:date>
    <dc:language>en-US</dc:language>
    <meta:editing-cycles>47</meta:editing-cycles>
    <meta:editing-duration>PT1H5M3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